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06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row table:style-name="ro1">
          <table:table-cell table:number-columns-repeated="2"/>
          <table:table-cell office:value-type="string" calcext:value-type="string">
            <text:p>instance 7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75.59" calcext:value-type="float">
            <text:p>475.59</text:p>
          </table:table-cell>
          <table:table-cell office:value-type="float" office:value="445.29" calcext:value-type="float">
            <text:p>445.29</text:p>
          </table:table-cell>
          <table:table-cell office:value-type="float" office:value="441.87" calcext:value-type="float">
            <text:p>441.87</text:p>
          </table:table-cell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441.87" calcext:value-type="float">
            <text:p>441.87</text:p>
          </table:table-cell>
          <table:table-cell office:value-type="float" office:value="433.11" calcext:value-type="float">
            <text:p>433.11</text:p>
          </table:table-cell>
          <table:table-cell office:value-type="float" office:value="383.02" calcext:value-type="float">
            <text:p>383.02</text:p>
          </table:table-cell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number-columns-repeated="3" office:value-type="float" office:value="383.02" calcext:value-type="float">
            <text:p>383.02</text:p>
          </table:table-cell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 office:value-type="float" office:value="383.02" calcext:value-type="float">
            <text:p>383.02</text:p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51.55" calcext:value-type="float">
            <text:p>451.55</text:p>
          </table:table-cell>
          <table:table-cell office:value-type="float" office:value="383.43" calcext:value-type="float">
            <text:p>383.43</text:p>
          </table:table-cell>
          <table:table-cell office:value-type="float" office:value="382.94" calcext:value-type="float">
            <text:p>382.94</text:p>
          </table:table-cell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60.57" calcext:value-type="float">
            <text:p>360.57</text:p>
          </table:table-cell>
          <table:table-cell office:value-type="float" office:value="336.36" calcext:value-type="float">
            <text:p>336.36</text:p>
          </table:table-cell>
          <table:table-cell office:value-type="float" office:value="292.86" calcext:value-type="float">
            <text:p>292.86</text:p>
          </table:table-cell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13.29" calcext:value-type="float">
            <text:p>313.29</text:p>
          </table:table-cell>
          <table:table-cell office:value-type="float" office:value="272.31" calcext:value-type="float">
            <text:p>272.31</text:p>
          </table:table-cell>
          <table:table-cell office:value-type="float" office:value="254.56" calcext:value-type="float">
            <text:p>254.56</text:p>
          </table:table-cell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 office:value-type="float" office:value="254.56" calcext:value-type="float">
            <text:p>254.56</text:p>
          </table:table-cell>
        </table:table-row>
        <table:table-row table:style-name="ro1">
          <table:table-cell office:value-type="string" calcext:value-type="string">
            <text:p>ACO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344.91" calcext:value-type="float">
            <text:p>344.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stance 34</text:p>
          </table:table-cell>
          <table:table-cell office:value-type="string" calcext:value-type="string">
            <text:p>15-15-SD</text:p>
          </table:table-cell>
          <table:table-cell table:style-name="ce2" office:value-type="string" calcext:value-type="string">
            <text:p>MAKESP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-15</text:p>
          </table:table-cell>
          <table:table-cell office:value-type="string" calcext:value-type="string">
            <text:p>SD-20</text:p>
          </table:table-cell>
          <table:table-cell office:value-type="string" calcext:value-type="string">
            <text:p>SD-30</text:p>
          </table:table-cell>
        </table:table-row>
        <table:table-row table:style-name="ro1">
          <table:table-cell office:value-type="string" calcext:value-type="string">
            <text:p>MD-mfcmTSP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104.64" calcext:value-type="float">
            <text:p>4104.64</text:p>
          </table:table-cell>
          <table:table-cell office:value-type="float" office:value="4014.95" calcext:value-type="float">
            <text:p>4014.95</text:p>
          </table:table-cell>
          <table:table-cell office:value-type="float" office:value="3938.49" calcext:value-type="float">
            <text:p>3938.49</text:p>
          </table:table-cell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896.36" calcext:value-type="float">
            <text:p>3896.36</text:p>
          </table:table-cell>
          <table:table-cell office:value-type="float" office:value="3775" calcext:value-type="float">
            <text:p>3775</text:p>
          </table:table-cell>
          <table:table-cell office:value-type="float" office:value="3599.33" calcext:value-type="float">
            <text:p>3599.33</text:p>
          </table:table-cell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601" calcext:value-type="float">
            <text:p>3601</text:p>
          </table:table-cell>
          <table:table-cell office:value-type="float" office:value="3405.92" calcext:value-type="float">
            <text:p>3405.92</text:p>
          </table:table-cell>
          <table:table-cell office:value-type="float" office:value="3124.52" calcext:value-type="float">
            <text:p>3124.52</text:p>
          </table:table-cell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3180.37" calcext:value-type="float">
            <text:p>3180.37</text:p>
          </table:table-cell>
          <table:table-cell office:value-type="float" office:value="2968.04" calcext:value-type="float">
            <text:p>2968.04</text:p>
          </table:table-cell>
          <table:table-cell office:value-type="float" office:value="2616.25" calcext:value-type="float">
            <text:p>2616.25</text:p>
          </table:table-cell>
        </table:table-row>
        <table:table-row table:style-name="ro1">
          <table:table-cell office:value-type="string" calcext:value-type="string">
            <text:p>MD-mfcmTSP*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3790.86" calcext:value-type="float">
            <text:p>3790.86</text:p>
          </table:table-cell>
          <table:table-cell office:value-type="float" office:value="3689.91" calcext:value-type="float">
            <text:p>3689.91</text:p>
          </table:table-cell>
          <table:table-cell office:value-type="float" office:value="3495.74" calcext:value-type="float">
            <text:p>3495.74</text:p>
          </table:table-cell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office:value-type="float" office:value="3599.32" calcext:value-type="float">
            <text:p>3599.32</text:p>
          </table:table-cell>
          <table:table-cell office:value-type="float" office:value="3525.09" calcext:value-type="float">
            <text:p>3525.09</text:p>
          </table:table-cell>
          <table:table-cell office:value-type="float" office:value="3293.85" calcext:value-type="float">
            <text:p>3293.85</text:p>
          </table:table-cell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office:value-type="float" office:value="3344.55" calcext:value-type="float">
            <text:p>3344.55</text:p>
          </table:table-cell>
          <table:table-cell office:value-type="float" office:value="3145.75" calcext:value-type="float">
            <text:p>3145.75</text:p>
          </table:table-cell>
          <table:table-cell office:value-type="float" office:value="2806.43" calcext:value-type="float">
            <text:p>2806.43</text:p>
          </table:table-cell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office:value-type="float" office:value="2880.39" calcext:value-type="float">
            <text:p>2880.39</text:p>
          </table:table-cell>
          <table:table-cell office:value-type="float" office:value="2569.1" calcext:value-type="float">
            <text:p>2569.1</text:p>
          </table:table-cell>
          <table:table-cell office:value-type="float" office:value="2289.89" calcext:value-type="float">
            <text:p>2289.89</text:p>
          </table:table-cell>
        </table:table-row>
        <table:table-row table:style-name="ro1">
          <table:table-cell office:value-type="string" calcext:value-type="string">
            <text:p>ACO</text:p>
          </table:table-cell>
          <table:table-cell office:value-type="string" calcext:value-type="string">
            <text:p>ND-1</text:p>
          </table:table-cell>
          <table:table-cell table:style-name="Default" office:value-type="float" office:value="4551.42" calcext:value-type="float">
            <text:p>4551.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D-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D-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31T12:51:16.858349481</meta:creation-date>
    <dc:date>2024-08-31T16:45:24.050570101</dc:date>
    <meta:editing-duration>PT3H53M57S</meta:editing-duration>
    <meta:editing-cycles>20</meta:editing-cycles>
    <meta:generator>LibreOffice/24.2.5.2$Linux_X86_64 LibreOffice_project/420$Build-2</meta:generator>
    <meta:document-statistic meta:table-count="1" meta:cell-count="92" meta:object-count="0"/>
  </office:meta>
</office:document-meta>
</file>